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23338890212" calcext:value-type="float">
            <text:p>98,02</text:p>
          </table:table-cell>
          <table:table-cell table:style-name="ce3" table:formula="of:=([.F2]/12597)*100" office:value-type="float" office:value="1.97666110978804" calcext:value-type="float">
            <text:p>1,98</text:p>
          </table:table-cell>
          <table:table-cell/>
          <table:table-cell table:style-name="ce4" table:formula="of:=[.E18]+[.H18]" office:value-type="float" office:value="12348" calcext:value-type="float">
            <text:p>12348</text:p>
          </table:table-cell>
          <table:table-cell table:formula="of:=12597-[.E2]" office:value-type="float" office:value="249" calcext:value-type="float">
            <text:p>249</text:p>
          </table:table-cell>
          <table:table-cell office:value-type="float" office:value="174.987454176" calcext:value-type="float">
            <text:p>174,987454176</text:p>
          </table:table-cell>
          <table:table-cell office:value-type="float" office:value="0.111832857132" calcext:value-type="float">
            <text:p>0,111832857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694292291816" calcext:value-type="float">
            <text:p>98,27</text:p>
          </table:table-cell>
          <table:table-cell table:style-name="ce3" table:formula="of:=([.F3]/12597)*100" office:value-type="float" office:value="1.73057077081845" calcext:value-type="float">
            <text:p>1,73</text:p>
          </table:table-cell>
          <table:table-cell/>
          <table:table-cell table:style-name="ce4" table:formula="of:=[.E19]+[.H19]" office:value-type="float" office:value="12379" calcext:value-type="float">
            <text:p>12379</text:p>
          </table:table-cell>
          <table:table-cell table:formula="of:=12597-[.E3]" office:value-type="float" office:value="218" calcext:value-type="float">
            <text:p>218</text:p>
          </table:table-cell>
          <table:table-cell office:value-type="float" office:value="238.194551945" calcext:value-type="float">
            <text:p>238,194551945</text:p>
          </table:table-cell>
          <table:table-cell office:value-type="float" office:value="0.119422912598" calcext:value-type="float">
            <text:p>0,119422912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8725093276177" calcext:value-type="float">
            <text:p>97,87</text:p>
          </table:table-cell>
          <table:table-cell table:style-name="ce3" table:formula="of:=([.F4]/12597)*100" office:value-type="float" office:value="2.12749067238231" calcext:value-type="float">
            <text:p>2,13</text:p>
          </table:table-cell>
          <table:table-cell/>
          <table:table-cell table:style-name="ce4" table:formula="of:=[.E20]+[.H20]" office:value-type="float" office:value="12329" calcext:value-type="float">
            <text:p>12329</text:p>
          </table:table-cell>
          <table:table-cell table:formula="of:=12597-[.E4]" office:value-type="float" office:value="268" calcext:value-type="float">
            <text:p>268</text:p>
          </table:table-cell>
          <table:table-cell office:value-type="float" office:value="262.785933018" calcext:value-type="float">
            <text:p>262,785933018</text:p>
          </table:table-cell>
          <table:table-cell office:value-type="float" office:value="0.130676984787" calcext:value-type="float">
            <text:p>0,130676984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122013177741" calcext:value-type="float">
            <text:p>97,91</text:p>
          </table:table-cell>
          <table:table-cell table:style-name="ce3" table:formula="of:=([.F5]/12597)*100" office:value-type="float" office:value="2.08779868222593" calcext:value-type="float">
            <text:p>2,09</text:p>
          </table:table-cell>
          <table:table-cell/>
          <table:table-cell table:style-name="ce4" table:formula="of:=[.E21]+[.H21]" office:value-type="float" office:value="12334" calcext:value-type="float">
            <text:p>12334</text:p>
          </table:table-cell>
          <table:table-cell table:formula="of:=12597-[.E5]" office:value-type="float" office:value="263" calcext:value-type="float">
            <text:p>263</text:p>
          </table:table-cell>
          <table:table-cell office:value-type="float" office:value="110.260455847" calcext:value-type="float">
            <text:p>110,260455847</text:p>
          </table:table-cell>
          <table:table-cell office:value-type="float" office:value="0.134680986404" calcext:value-type="float">
            <text:p>0,134680986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12772882432" calcext:value-type="float">
            <text:p>98,03</text:p>
          </table:table-cell>
          <table:table-cell table:style-name="ce3" table:formula="of:=([.F6]/12597)*100" office:value-type="float" office:value="1.96872271175677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61.456211805" calcext:value-type="float">
            <text:p>161,456211805</text:p>
          </table:table-cell>
          <table:table-cell office:value-type="float" office:value="0.147389888763" calcext:value-type="float">
            <text:p>0,147389888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8963245217115" calcext:value-type="float">
            <text:p>97,90</text:p>
          </table:table-cell>
          <table:table-cell table:style-name="ce3" table:formula="of:=([.F7]/12597)*100" office:value-type="float" office:value="2.10367547828848" calcext:value-type="float">
            <text:p>2,10</text:p>
          </table:table-cell>
          <table:table-cell/>
          <table:table-cell table:style-name="ce4" table:formula="of:=[.E23]+[.H23]" office:value-type="float" office:value="12332" calcext:value-type="float">
            <text:p>12332</text:p>
          </table:table-cell>
          <table:table-cell table:formula="of:=12597-[.E7]" office:value-type="float" office:value="265" calcext:value-type="float">
            <text:p>265</text:p>
          </table:table-cell>
          <table:table-cell office:value-type="float" office:value="158.24785614" calcext:value-type="float">
            <text:p>158,24785614</text:p>
          </table:table-cell>
          <table:table-cell office:value-type="float" office:value="0.151354074478" calcext:value-type="float">
            <text:p>0,151354074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2297372390252" calcext:value-type="float">
            <text:p>98,23</text:p>
          </table:table-cell>
          <table:table-cell table:style-name="ce3" table:formula="of:=([.F8]/12597)*100" office:value-type="float" office:value="1.77026276097484" calcext:value-type="float">
            <text:p>1,77</text:p>
          </table:table-cell>
          <table:table-cell/>
          <table:table-cell table:style-name="ce4" table:formula="of:=[.E24]+[.H24]" office:value-type="float" office:value="12374" calcext:value-type="float">
            <text:p>12374</text:p>
          </table:table-cell>
          <table:table-cell table:formula="of:=12597-[.E8]" office:value-type="float" office:value="223" calcext:value-type="float">
            <text:p>223</text:p>
          </table:table-cell>
          <table:table-cell office:value-type="float" office:value="182.957626104" calcext:value-type="float">
            <text:p>182,957626104</text:p>
          </table:table-cell>
          <table:table-cell office:value-type="float" office:value="0.159738063812" calcext:value-type="float">
            <text:p>0,15973806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138604429626" calcext:value-type="float">
            <text:p>98,21</text:p>
          </table:table-cell>
          <table:table-cell table:style-name="ce3" table:formula="of:=([.F9]/12597)*100" office:value-type="float" office:value="1.78613955703739" calcext:value-type="float">
            <text:p>1,79</text:p>
          </table:table-cell>
          <table:table-cell/>
          <table:table-cell table:style-name="ce4" table:formula="of:=[.E25]+[.H25]" office:value-type="float" office:value="12372" calcext:value-type="float">
            <text:p>12372</text:p>
          </table:table-cell>
          <table:table-cell table:formula="of:=12597-[.E9]" office:value-type="float" office:value="225" calcext:value-type="float">
            <text:p>225</text:p>
          </table:table-cell>
          <table:table-cell office:value-type="float" office:value="311.594229937" calcext:value-type="float">
            <text:p>311,594229937</text:p>
          </table:table-cell>
          <table:table-cell office:value-type="float" office:value="0.167270183563" calcext:value-type="float">
            <text:p>0,167270183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5152814162102" calcext:value-type="float">
            <text:p>97,52</text:p>
          </table:table-cell>
          <table:table-cell table:style-name="ce3" table:formula="of:=([.F10]/12597)*100" office:value-type="float" office:value="2.48471858378979" calcext:value-type="float">
            <text:p>2,48</text:p>
          </table:table-cell>
          <table:table-cell/>
          <table:table-cell table:style-name="ce4" table:formula="of:=[.E26]+[.H26]" office:value-type="float" office:value="12284" calcext:value-type="float">
            <text:p>12284</text:p>
          </table:table-cell>
          <table:table-cell table:formula="of:=12597-[.E10]" office:value-type="float" office:value="313" calcext:value-type="float">
            <text:p>313</text:p>
          </table:table-cell>
          <table:table-cell office:value-type="float" office:value="169.965904951" calcext:value-type="float">
            <text:p>169,965904951</text:p>
          </table:table-cell>
          <table:table-cell office:value-type="float" office:value="0.176364183426" calcext:value-type="float">
            <text:p>0,17636418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3805668016194" calcext:value-type="float">
            <text:p>98,38</text:p>
          </table:table-cell>
          <table:table-cell table:style-name="ce3" table:formula="of:=([.F11]/12597)*100" office:value-type="float" office:value="1.61943319838057" calcext:value-type="float">
            <text:p>1,62</text:p>
          </table:table-cell>
          <table:table-cell/>
          <table:table-cell table:style-name="ce4" table:formula="of:=[.E27]+[.H27]" office:value-type="float" office:value="12393" calcext:value-type="float">
            <text:p>12393</text:p>
          </table:table-cell>
          <table:table-cell table:formula="of:=12597-[.E11]" office:value-type="float" office:value="204" calcext:value-type="float">
            <text:p>204</text:p>
          </table:table-cell>
          <table:table-cell office:value-type="float" office:value="211.361715078" calcext:value-type="float">
            <text:p>211,361715078</text:p>
          </table:table-cell>
          <table:table-cell office:value-type="float" office:value="0.185580015182" calcext:value-type="float">
            <text:p>0,18558001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344526474558" calcext:value-type="float">
            <text:p>98,0344526475</text:p>
          </table:table-cell>
          <table:table-cell table:formula="of:=AVERAGE([.C2:.C11])" office:value-type="float" office:value="1.96554735254426" calcext:value-type="float">
            <text:p>1,965547352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9.4" calcext:value-type="float">
            <text:p>12349,4</text:p>
          </table:table-cell>
          <table:table-cell table:formula="of:=AVERAGE([.F2:.F11])" office:value-type="float" office:value="247.6" calcext:value-type="float">
            <text:p>247,6</text:p>
          </table:table-cell>
          <table:table-cell table:formula="of:=SUM([.G2:.G11])/10" office:value-type="float" office:value="198.1811939001" calcext:value-type="float">
            <text:p>198,1811939001</text:p>
          </table:table-cell>
          <table:table-cell table:formula="of:=SUM([.H2:.H11])/10" office:value-type="float" office:value="0.1484310150145" calcext:value-type="float">
            <text:p>0,14843101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9.3" calcext:value-type="float">
            <text:p>5659,3</text:p>
          </table:table-cell>
          <table:table-cell table:formula="of:=AVERAGE([.G18:.G27])" office:value-type="float" office:value="203.4" calcext:value-type="float">
            <text:p>203,4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table:formula="of:=12597-SUM([.E18:.G18])" office:value-type="float" office:value="6747" calcext:value-type="float">
            <text:p>67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4.2" calcext:value-type="float">
            <text:p>44,2</text:p>
          </table:table-cell>
          <table:table-cell table:formula="of:=AVERAGE([.H18:.H27])" office:value-type="float" office:value="6690.1" calcext:value-type="float">
            <text:p>6690,1</text:p>
          </table:table-cell>
          <table:table-cell/>
          <table:table-cell office:value-type="float" office:value="5749" calcext:value-type="float">
            <text:p>574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formula="of:=12597-SUM([.E19:.G19])" office:value-type="float" office:value="6630" calcext:value-type="float">
            <text:p>663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3" calcext:value-type="float">
            <text:p>5603</text:p>
          </table:table-cell>
          <table:table-cell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table:formula="of:=12597-SUM([.E20:.G20])" office:value-type="float" office:value="6726" calcext:value-type="float">
            <text:p>67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9.3" calcext:value-type="float">
            <text:p>5659,3</text:p>
          </table:table-cell>
          <table:table-cell table:number-columns-repeated="2"/>
          <table:table-cell office:value-type="float" office:value="5658" calcext:value-type="float">
            <text:p>5658</text:p>
          </table:table-cell>
          <table:table-cell office:value-type="float" office:value="50" calcext:value-type="float">
            <text:p>50</text:p>
          </table:table-cell>
          <table:table-cell office:value-type="float" office:value="213" calcext:value-type="float">
            <text:p>213</text:p>
          </table:table-cell>
          <table:table-cell table:formula="of:=12597-SUM([.E21:.G21])" office:value-type="float" office:value="6676" calcext:value-type="float">
            <text:p>66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4.2" calcext:value-type="float">
            <text:p>44,2</text:p>
          </table:table-cell>
          <table:table-cell table:number-columns-repeated="2"/>
          <table:table-cell office:value-type="float" office:value="5718" calcext:value-type="float">
            <text:p>5718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table:formula="of:=12597-SUM([.E22:.G22])" office:value-type="float" office:value="6631" calcext:value-type="float">
            <text:p>663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3.4" calcext:value-type="float">
            <text:p>203,4</text:p>
          </table:table-cell>
          <table:table-cell table:number-columns-repeated="2"/>
          <table:table-cell office:value-type="float" office:value="5713" calcext:value-type="float">
            <text:p>5713</text:p>
          </table:table-cell>
          <table:table-cell office:value-type="float" office:value="41" calcext:value-type="float">
            <text:p>41</text:p>
          </table:table-cell>
          <table:table-cell office:value-type="float" office:value="224" calcext:value-type="float">
            <text:p>224</text:p>
          </table:table-cell>
          <table:table-cell table:formula="of:=12597-SUM([.E23:.G23])" office:value-type="float" office:value="6619" calcext:value-type="float">
            <text:p>661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0.1" calcext:value-type="float">
            <text:p>6690,1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formula="of:=12597-SUM([.E24:.G24])" office:value-type="float" office:value="6735" calcext:value-type="float">
            <text:p>673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55" calcext:value-type="float">
            <text:p>565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12597-SUM([.E25:.G25])" office:value-type="float" office:value="6717" calcext:value-type="float">
            <text:p>671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37" calcext:value-type="float">
            <text:p>5537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0" calcext:value-type="float">
            <text:p>5720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table:formula="of:=12597-SUM([.E27:.G27])" office:value-type="float" office:value="6673" calcext:value-type="float">
            <text:p>667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344526474558" calcext:value-type="float">
            <text:p>0,9803445265</text:p>
          </table:table-cell>
          <table:table-cell table:number-columns-repeated="2"/>
          <table:table-cell table:formula="of:=SUM([.E18:.E27])/10" office:value-type="float" office:value="5659.3" calcext:value-type="float">
            <text:p>5659,3</text:p>
          </table:table-cell>
          <table:table-cell table:formula="of:=SUM([.F18:.F27])/10" office:value-type="float" office:value="44.2" calcext:value-type="float">
            <text:p>44,2</text:p>
          </table:table-cell>
          <table:table-cell table:formula="of:=SUM([.G18:.G27])/10" office:value-type="float" office:value="203.4" calcext:value-type="float">
            <text:p>203,4</text:p>
          </table:table-cell>
          <table:table-cell table:formula="of:=SUM([.H18:.H27])/10" office:value-type="float" office:value="6690.1" calcext:value-type="float">
            <text:p>669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6554735254426" calcext:value-type="float">
            <text:p>0,0196554735</text:p>
          </table:table-cell>
          <table:table-cell table:number-columns-repeated="2"/>
          <table:table-cell table:formula="of:=SUM([.E18:.E27])" office:value-type="float" office:value="56593" calcext:value-type="float">
            <text:p>56593</text:p>
          </table:table-cell>
          <table:table-cell table:formula="of:=SUM([.F18:.F27])" office:value-type="float" office:value="442" calcext:value-type="float">
            <text:p>442</text:p>
          </table:table-cell>
          <table:table-cell table:formula="of:=SUM([.G18:.G27])" office:value-type="float" office:value="2034" calcext:value-type="float">
            <text:p>2034</text:p>
          </table:table-cell>
          <table:table-cell table:formula="of:=SUM([.H18:.H27])" office:value-type="float" office:value="66901" calcext:value-type="float">
            <text:p>6690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306087638801" calcext:value-type="float">
            <text:p>0,9653060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436585836687" calcext:value-type="float">
            <text:p>0,99343658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0:25.6444753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25S</meta:editing-duration>
    <meta:editing-cycles>7</meta:editing-cycles>
    <meta:generator>LibreOffice/5.1.6.2$Linux_X86_64 LibreOffice_project/10m0$Build-2</meta:generator>
    <dc:date>2018-01-24T00:02:18.401471801</dc:date>
    <meta:document-statistic meta:table-count="1" meta:cell-count="171" meta:object-count="0"/>
  </office:meta>
</office:document-meta>
</file>